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top="0.1667in" fo:margin-bottom="0.0833in" fo:text-align="center"/>
      <style:text-properties style:font-name="Times" fo:font-size="28.0pt"/>
    </style:style>
    <style:style style:name="P3" style:family="paragraph" style:parent-style-name="Standard">
      <style:paragraph-properties fo:margin-top="0.0417in" fo:margin-bottom="0.0833in" fo:text-align="center"/>
      <style:text-properties style:font-name="Times" fo:font-size="18.0pt"/>
    </style:style>
    <style:style style:name="P4" style:family="paragraph" style:parent-style-name="Standard">
      <style:paragraph-properties fo:margin-top="0.1667in" fo:margin-bottom="0.0833in"/>
      <style:text-properties style:font-name="Times" fo:font-size="14.0pt"/>
    </style:style>
    <style:style style:name="P5" style:family="paragraph" style:parent-style-name="Standard">
      <style:paragraph-properties fo:text-align="justify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Riassunto Tesi</text:span></text:p>
      <text:p text:style-name="P3">SPAZI UNIMI: PROGETTAZIONE E IMPLEMENTAZIONE DELL'INTEGRAZIONE E VALIDAZIONE DELLE DIVERSE FONTI DI DATI EDILIZI</text:p>
      <text:p text:style-name="P1"/>
      <text:p text:style-name="P4">Paolo Venturi - 775021</text:p>
      <text:p text:style-name="P1"/>
      <text:p text:style-name="P5">Il progetto Spazi-Unimi nasce dall'esigenza degli utenti (studenti, docenti, visitor, etc.) dell’Università degli Studi di Milano di cercare in modo facile e veloce la posizione dei luoghi <text:s/>(aule, spazi comuni, segreterie, etc) di loro interesse.</text:p>
      <text:p text:style-name="P5"><text:s/>Vista la dislocazione delle sedi universitarie in varie aree della città (e della regione) un nuovo studente o un visitatore può avere serie difficoltà nell'orientarsi: da qui l'idea di creare una App che semplifichi la ricerca degli edifici universitari e delle loro stanze.</text:p>
      <text:p text:style-name="P5"><text:s/>Spazi-Unimi è stato ideato nell'ambito del progetto Campus Sostenibile, dalla proposta del Prof. Carlo Bellettini è quindi partito lo sviluppo del progetto che è stato portato avanti con altri due studenti del dipartimento di Informatica: Samuel Gomes Brandão e Diego Costantino.</text:p>
      <text:p text:style-name="P5"><text:s/>I file da cui estrarre le informazioni utili alla creazione dell'applicazione sono stati forniti da due diverse fonti: la Divisione Manutenzione edilizia e impiantistica (che ha concesso le piantine delle sedi universitarie e le informazioni sulle aule didattiche) e la Divisione sistemi informativi (che ha concesso le informazioni sulle aule presenti sul sistema EasyRoom).</text:p>
      <text:p text:style-name="P5">Le principali tecnologie utilizzate per lo sviluppo del progetto sono state: il linguaggio di programmazione Python nella sua ultima versione (la 3) e il database NoSQL MongoDB. <text:s/>Inoltre sono stati messi in atto alcuni aspetti dell'approccio di sviluppo del software Extreme Programming (XP). </text:p>
      <text:p text:style-name="P5">La parte su cui più si è incentrato il mio lavoro è stata l'unione dei dati provenienti dalle diverse fonti cercando di rendere disponibili all'utente finale le migliori informazioni per quanto riguarda completezza e qualità.</text:p>
      <text:p text:style-name="P5"><text:s/>Per fare ciò ci si è basati su alcune discipline del Data Management: Data Filtering, Data Validation e Data Integration.</text:p>
      <text:p text:style-name="P5"><text:s/>Tramite il Data Filtering sono stati filtrati i dati in modo che restassero solo quelli utili al progetto, con il Data Validation invece ci si è concentrati sull'analisi della qualità di tali dati.</text:p>
      <text:p text:style-name="P5"><text:s/>La parte più complessa ha riguardato il Data Integration: si è deciso di utilizzare un approccio ETL (Extract, Transform, Load) in modo da far confluire i dati finali in un database basato sul Data Warehouse.</text:p>
      <text:p text:style-name="P5"><text:s/>Aspetto critico del Data Integration di questo progetto è stata la fase di unificazione (merge) dei dati provenienti dalle varie fonti.</text:p>
      <text:p text:style-name="P5">Altri importanti aspetti del sistema definito sono: un output utile alle fonti dei dati per capire gli errori e le criticità presenti nelle informazioni passate, la definizione di una procedura di analisi del database finalizzata a paragonare proprio le fonti dei dati, la rielaborazione delle piantine fornite in file immagine (SVG) utilizzabili dalla futura applicazion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  <meta:initial-creator>Paolo </meta:initial-creator>
  </office:meta>
</office:document-meta>
</file>